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B" style:family="table-column">
      <style:table-column-properties style:column-width="4.6167in" style:rel-column-width="4369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2.3083in" style:rel-column-width="21844*"/>
    </style:style>
    <style:style style:name="Table6.B" style:family="table-column">
      <style:table-column-properties style:column-width="2.3083in" style:rel-column-width="21846*"/>
    </style:style>
    <style:style style:name="Table6.C" style:family="table-column">
      <style:table-column-properties style:column-width="2.3083in" style:rel-column-width="21845*"/>
    </style:style>
    <style:style style:name="Table6.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6.C1" style:family="table-cell">
      <style:table-cell-properties fo:background-color="transparent" fo:padding="0.0382in" fo:border="0.05pt solid #000000">
        <style:background-image/>
      </style:table-cell-properties>
    </style:style>
    <style:style style:name="Table7" style:family="table">
      <style:table-properties style:width="6.925in" table:align="margins"/>
    </style:style>
    <style:style style:name="Table7.A" style:family="table-column">
      <style:table-column-properties style:column-width="2.3083in" style:rel-column-width="21844*"/>
    </style:style>
    <style:style style:name="Table7.B" style:family="table-column">
      <style:table-column-properties style:column-width="2.3083in" style:rel-column-width="21846*"/>
    </style:style>
    <style:style style:name="Table7.C" style:family="table-column">
      <style:table-column-properties style:column-width="2.308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text-properties officeooo:rsid="00154af5" officeooo:paragraph-rsid="00154af5"/>
    </style:style>
    <style:style style:name="P2" style:family="paragraph" style:parent-style-name="Table_20_Contents">
      <style:paragraph-properties fo:text-align="justify" style:justify-single-word="false"/>
      <style:text-properties officeooo:rsid="00154af5" officeooo:paragraph-rsid="001eb660"/>
    </style:style>
    <style:style style:name="P3" style:family="paragraph" style:parent-style-name="Table_20_Contents">
      <style:paragraph-properties fo:text-align="justify" style:justify-single-word="false"/>
      <style:text-properties officeooo:rsid="00154af5" officeooo:paragraph-rsid="001f9bff"/>
    </style:style>
    <style:style style:name="P4" style:family="paragraph" style:parent-style-name="Table_20_Contents">
      <style:paragraph-properties fo:text-align="justify" style:justify-single-word="false"/>
      <style:text-properties officeooo:rsid="00154af5" officeooo:paragraph-rsid="001fead8"/>
    </style:style>
    <style:style style:name="P5" style:family="paragraph" style:parent-style-name="Table_20_Contents">
      <style:text-properties officeooo:rsid="00188689" officeooo:paragraph-rsid="00188689"/>
    </style:style>
    <style:style style:name="P6" style:family="paragraph" style:parent-style-name="Table_20_Contents">
      <style:paragraph-properties fo:text-align="center" style:justify-single-word="false"/>
      <style:text-properties officeooo:rsid="001eb660" officeooo:paragraph-rsid="001eb660"/>
    </style:style>
    <style:style style:name="P7" style:family="paragraph" style:parent-style-name="Table_20_Contents">
      <style:paragraph-properties fo:text-align="center" style:justify-single-word="false"/>
      <style:text-properties officeooo:rsid="001f9bff" officeooo:paragraph-rsid="001f9bff"/>
    </style:style>
    <style:style style:name="P8" style:family="paragraph" style:parent-style-name="Table_20_Contents">
      <style:paragraph-properties fo:text-align="justify" style:justify-single-word="false"/>
      <style:text-properties fo:font-size="8pt" officeooo:rsid="00154af5" officeooo:paragraph-rsid="001fead8" style:font-size-asian="8pt" style:font-size-complex="8pt"/>
    </style:style>
    <style:style style:name="P9" style:family="paragraph" style:parent-style-name="Table_20_Contents">
      <style:paragraph-properties fo:text-align="justify" style:justify-single-word="false"/>
      <style:text-properties fo:font-size="8pt" officeooo:rsid="00154af5" officeooo:paragraph-rsid="00236675" style:font-size-asian="8pt" style:font-size-complex="8pt"/>
    </style:style>
    <style:style style:name="P10" style:family="paragraph" style:parent-style-name="Table_20_Contents">
      <style:paragraph-properties fo:text-align="center" style:justify-single-word="false"/>
      <style:text-properties fo:font-size="8pt" officeooo:rsid="001fead8" officeooo:paragraph-rsid="001fead8" style:font-size-asian="8pt" style:font-size-complex="8pt"/>
    </style:style>
    <style:style style:name="P11" style:family="paragraph" style:parent-style-name="Table_20_Contents">
      <style:paragraph-properties fo:text-align="center" style:justify-single-word="false"/>
      <style:text-properties fo:font-size="8pt" officeooo:rsid="001fead8" officeooo:paragraph-rsid="0021b374" style:font-size-asian="8pt" style:font-size-complex="8pt"/>
    </style:style>
    <style:style style:name="P12" style:family="paragraph" style:parent-style-name="Table_20_Contents">
      <style:paragraph-properties fo:text-align="center" style:justify-single-word="false"/>
      <style:text-properties fo:font-size="8pt" officeooo:rsid="0021b374" officeooo:paragraph-rsid="0021b374" style:font-size-asian="8pt" style:font-size-complex="8pt"/>
    </style:style>
    <style:style style:name="P13" style:family="paragraph" style:parent-style-name="Table_20_Contents">
      <style:paragraph-properties fo:text-align="center" style:justify-single-word="false"/>
      <style:text-properties fo:font-size="8pt" officeooo:rsid="00236675" officeooo:paragraph-rsid="00236675" style:font-size-asian="8pt" style:font-size-complex="8pt"/>
    </style:style>
    <style:style style:name="P14" style:family="paragraph" style:parent-style-name="Table_20_Contents">
      <style:paragraph-properties fo:text-align="center" style:justify-single-word="false"/>
      <style:text-properties fo:font-size="8pt" officeooo:rsid="00236675" officeooo:paragraph-rsid="00243956" style:font-size-asian="8pt" style:font-size-complex="8pt"/>
    </style:style>
    <style:style style:name="P15" style:family="paragraph" style:parent-style-name="Table_20_Contents">
      <style:text-properties officeooo:rsid="00243956" officeooo:paragraph-rsid="00243956"/>
    </style:style>
    <style:style style:name="P16" style:family="paragraph" style:parent-style-name="Table_20_Contents">
      <style:text-properties officeooo:rsid="00249dda" officeooo:paragraph-rsid="00249dda"/>
    </style:style>
    <style:style style:name="P17" style:family="paragraph" style:parent-style-name="Table_20_Contents">
      <style:text-properties officeooo:rsid="00249dda" officeooo:paragraph-rsid="0026666b"/>
    </style:style>
    <style:style style:name="P18" style:family="paragraph" style:parent-style-name="Table_20_Contents">
      <style:text-properties fo:font-weight="bold" officeooo:rsid="0026666b" officeooo:paragraph-rsid="0026666b" style:font-weight-asian="bold" style:font-weight-complex="bold"/>
    </style:style>
    <style:style style:name="P19" style:family="paragraph" style:parent-style-name="Table_20_Contents">
      <style:text-properties style:font-name="Liberation Serif" officeooo:rsid="00286255" officeooo:paragraph-rsid="00286255" style:font-name-asian="SimSun" style:font-name-complex="Mangal"/>
    </style:style>
    <style:style style:name="P20" style:family="paragraph" style:parent-style-name="Table_20_Contents">
      <style:text-properties style:font-name="Liberation Serif" officeooo:rsid="002cd280" officeooo:paragraph-rsid="002cd280" style:font-name-asian="SimSun" style:font-name-complex="Mangal"/>
    </style:style>
    <style:style style:name="P21" style:family="paragraph" style:parent-style-name="Table_20_Contents">
      <style:text-properties style:font-name="Liberation Serif" officeooo:rsid="002cd280" officeooo:paragraph-rsid="002de1e0" style:font-name-asian="SimSun" style:font-name-complex="Mangal"/>
    </style:style>
    <style:style style:name="P22" style:family="paragraph" style:parent-style-name="Table_20_Contents">
      <style:text-properties style:font-name="Liberation Serif" officeooo:rsid="002de1e0" officeooo:paragraph-rsid="002de1e0" style:font-name-asian="SimSun" style:font-name-complex="Mangal"/>
    </style:style>
    <style:style style:name="P23" style:family="paragraph" style:parent-style-name="Table_20_Contents">
      <style:text-properties officeooo:rsid="002c4051" officeooo:paragraph-rsid="002c4051"/>
    </style:style>
    <style:style style:name="P24" style:family="paragraph" style:parent-style-name="Table_20_Contents">
      <style:text-properties officeooo:rsid="002cd280" officeooo:paragraph-rsid="002cd280"/>
    </style:style>
    <style:style style:name="P25" style:family="paragraph" style:parent-style-name="Table_20_Contents">
      <style:text-properties officeooo:rsid="002de1e0" officeooo:paragraph-rsid="002de1e0"/>
    </style:style>
    <style:style style:name="P26" style:family="paragraph" style:parent-style-name="Table_20_Contents">
      <style:text-properties officeooo:rsid="002fbcec" officeooo:paragraph-rsid="002fbcec"/>
    </style:style>
    <style:style style:name="P27" style:family="paragraph" style:parent-style-name="Table_20_Contents">
      <style:text-properties officeooo:rsid="003038b3" officeooo:paragraph-rsid="003038b3"/>
    </style:style>
    <style:style style:name="P28" style:family="paragraph" style:parent-style-name="Standard">
      <style:paragraph-properties fo:text-align="justify" style:justify-single-word="false"/>
    </style:style>
    <style:style style:name="P29" style:family="paragraph" style:parent-style-name="Standard">
      <style:paragraph-properties fo:text-align="center" style:justify-single-word="false"/>
      <style:text-properties style:font-name="Times New Roman" fo:font-size="12pt" fo:font-weight="bold" style:font-size-asian="12pt" style:font-weight-asian="bold"/>
    </style:style>
    <style:style style:name="P30" style:family="paragraph" style:parent-style-name="Standard">
      <style:paragraph-properties fo:text-align="center" style:justify-single-word="false"/>
      <style:text-properties style:font-name="Times New Roman" fo:font-size="12pt" fo:font-weight="bold" officeooo:rsid="00181351" officeooo:paragraph-rsid="00181351" style:font-size-asian="12pt" style:font-weight-asian="bold"/>
    </style:style>
    <style:style style:name="P31" style:family="paragraph" style:parent-style-name="Standard">
      <style:paragraph-properties fo:text-align="justify" style:justify-single-word="false"/>
      <style:text-properties style:font-name="Times New Roman" fo:font-size="12pt" fo:font-weight="bold" officeooo:rsid="001eb660" officeooo:paragraph-rsid="001eb660" style:font-size-asian="12pt" style:font-weight-asian="bold" style:font-weight-complex="bold"/>
    </style:style>
    <style:style style:name="P32" style:family="paragraph" style:parent-style-name="Standard">
      <style:paragraph-properties fo:text-align="justify" style:justify-single-word="false"/>
      <style:text-properties style:font-name="Times New Roman" fo:font-size="12pt" style:font-size-asian="12pt"/>
    </style:style>
    <style:style style:name="P33" style:family="paragraph" style:parent-style-name="Standard">
      <style:paragraph-properties fo:text-align="justify" style:justify-single-word="false"/>
      <style:text-properties style:font-name="Times New Roman" fo:font-size="12pt" officeooo:paragraph-rsid="001eb660" style:font-size-asian="12pt"/>
    </style:style>
    <style:style style:name="P34" style:family="paragraph" style:parent-style-name="Standard">
      <style:paragraph-properties fo:text-align="justify" style:justify-single-word="false"/>
      <style:text-properties style:font-name="Times New Roman" fo:font-size="12pt" officeooo:paragraph-rsid="001f9bff" style:font-size-asian="12pt"/>
    </style:style>
    <style:style style:name="P35" style:family="paragraph" style:parent-style-name="Standard">
      <style:paragraph-properties fo:text-align="justify" style:justify-single-word="false"/>
      <style:text-properties style:font-name="Times New Roman" fo:font-size="12pt" officeooo:rsid="00154af5" officeooo:paragraph-rsid="00154af5" style:font-size-asian="12pt"/>
    </style:style>
    <style:style style:name="P36" style:family="paragraph" style:parent-style-name="Standard">
      <style:paragraph-properties fo:text-align="justify" style:justify-single-word="false"/>
      <style:text-properties style:font-name="Times New Roman" fo:font-size="12pt" officeooo:rsid="001eb660" officeooo:paragraph-rsid="001eb660" style:font-size-asian="12pt"/>
    </style:style>
    <style:style style:name="P37" style:family="paragraph" style:parent-style-name="Standard">
      <style:paragraph-properties fo:text-align="justify" style:justify-single-word="false"/>
      <style:text-properties style:font-name="Times New Roman" fo:font-size="12pt" officeooo:rsid="001f9bff" officeooo:paragraph-rsid="001f9bff" style:font-size-asian="12pt"/>
    </style:style>
    <style:style style:name="P38" style:family="paragraph" style:parent-style-name="Standard">
      <style:paragraph-properties fo:text-align="justify" style:justify-single-word="false"/>
      <style:text-properties style:font-name="Times New Roman" fo:font-size="12pt" officeooo:rsid="001fead8" officeooo:paragraph-rsid="001fead8" style:font-size-asian="12pt"/>
    </style:style>
    <style:style style:name="P39" style:family="paragraph" style:parent-style-name="Standard">
      <style:text-properties officeooo:paragraph-rsid="00154af5"/>
    </style:style>
    <style:style style:name="P40" style:family="paragraph" style:parent-style-name="Standard">
      <style:text-properties officeooo:rsid="00188689" officeooo:paragraph-rsid="00188689"/>
    </style:style>
    <style:style style:name="P41" style:family="paragraph" style:parent-style-name="Standard">
      <style:text-properties officeooo:rsid="00188689" officeooo:paragraph-rsid="001fead8"/>
    </style:style>
    <style:style style:name="P42" style:family="paragraph" style:parent-style-name="Standard">
      <style:text-properties officeooo:rsid="0021b374" officeooo:paragraph-rsid="0021b374"/>
    </style:style>
    <style:style style:name="P43" style:family="paragraph" style:parent-style-name="Standard">
      <style:text-properties officeooo:rsid="00236675" officeooo:paragraph-rsid="00236675"/>
    </style:style>
    <style:style style:name="P44" style:family="paragraph" style:parent-style-name="Standard">
      <style:text-properties officeooo:rsid="00236675" officeooo:paragraph-rsid="00243956"/>
    </style:style>
    <style:style style:name="P45" style:family="paragraph" style:parent-style-name="Standard" style:list-style-name="L1">
      <style:paragraph-properties fo:text-align="justify" style:justify-single-word="false"/>
      <style:text-properties style:font-name="Times New Roman" fo:font-size="12pt" officeooo:rsid="00154af5" officeooo:paragraph-rsid="00154af5" style:font-size-asian="12pt"/>
    </style:style>
    <style:style style:name="P46" style:family="paragraph" style:parent-style-name="Table_20_Contents">
      <style:text-properties style:font-name="Liberation Serif" officeooo:rsid="002cd280" officeooo:paragraph-rsid="002cd280" style:font-name-asian="SimSun" style:font-name-complex="Mangal"/>
    </style:style>
    <style:style style:name="T1" style:family="text">
      <style:text-properties style:font-name="Times New Roman" fo:font-size="12pt" style:font-size-asian="12pt"/>
    </style:style>
    <style:style style:name="T2" style:family="text">
      <style:text-properties style:font-name="Times New Roman" fo:font-size="12pt" fo:font-style="normal" style:font-size-asian="12pt" style:font-style-asian="normal" style:font-style-complex="normal"/>
    </style:style>
    <style:style style:name="T3" style:family="text">
      <style:text-properties style:font-name="Times New Roman" fo:font-size="12pt" fo:font-style="normal" fo:font-weight="bold" style:font-size-asian="12pt" style:font-style-asian="normal" style:font-weight-asian="bold" style:font-style-complex="normal"/>
    </style:style>
    <style:style style:name="T4" style:family="text">
      <style:text-properties style:font-name="Times New Roman" fo:font-size="12pt" fo:font-style="normal" style:text-underline-style="solid" style:text-underline-width="auto" style:text-underline-color="font-color" fo:font-weight="bold" officeooo:rsid="001df58c" style:font-size-asian="12pt" style:font-style-asian="normal" style:font-weight-asian="bold" style:font-style-complex="normal" style:font-weight-complex="bold"/>
    </style:style>
    <style:style style:name="T5" style:family="text">
      <style:text-properties officeooo:rsid="00166025"/>
    </style:style>
    <style:style style:name="T6" style:family="text">
      <style:text-properties officeooo:rsid="001bbaa1"/>
    </style:style>
    <style:style style:name="T7" style:family="text">
      <style:text-properties style:text-position="super 58%" officeooo:rsid="001bbaa1" style:font-size-asian="10.5pt"/>
    </style:style>
    <style:style style:name="T8" style:family="text">
      <style:text-properties officeooo:rsid="001dc226"/>
    </style:style>
    <style:style style:name="T9" style:family="text">
      <style:text-properties officeooo:rsid="001df58c"/>
    </style:style>
    <style:style style:name="T10" style:family="text">
      <style:text-properties officeooo:rsid="001eb660"/>
    </style:style>
    <style:style style:name="T11" style:family="text">
      <style:text-properties fo:color="#000099" officeooo:rsid="00286255"/>
    </style:style>
    <style:style style:name="T12" style:family="text">
      <style:text-properties fo:color="#000099" officeooo:rsid="002a289d"/>
    </style:style>
    <style:style style:name="T13" style:family="text">
      <style:text-properties officeooo:rsid="0021b374"/>
    </style:style>
    <style:style style:name="T14" style:family="text">
      <style:text-properties fo:font-size="12pt" style:font-size-asian="12pt" style:font-size-complex="12pt"/>
    </style:style>
    <style:style style:name="T15" style:family="text">
      <style:text-properties fo:font-size="12pt" officeooo:rsid="00243956" style:font-size-asian="12pt" style:font-size-complex="12pt"/>
    </style:style>
    <style:style style:name="T16" style:family="text">
      <style:text-properties officeooo:rsid="00243956"/>
    </style:style>
    <style:style style:name="T17" style:family="text">
      <style:text-properties officeooo:rsid="0026666b"/>
    </style:style>
    <style:style style:name="T18" style:family="text">
      <style:text-properties officeooo:rsid="00286255"/>
    </style:style>
    <style:style style:name="T19" style:family="text">
      <style:text-properties officeooo:rsid="002c4051"/>
    </style:style>
    <style:style style:name="T20" style:family="text">
      <style:text-properties officeooo:rsid="002de1e0"/>
    </style:style>
    <style:style style:name="T21" style:family="text">
      <style:text-properties officeooo:rsid="002fbcec"/>
    </style:style>
    <style:style style:name="T22" style:family="text">
      <style:text-properties officeooo:rsid="0030cc09"/>
    </style:style>
    <style:style style:name="fr1" style:family="graphic" style:parent-style-name="Formula">
      <style:graphic-properties style:wrap="parallel" style:number-wrapped-paragraphs="no-limit" style:wrap-contour="true" style:wrap-contour-mode="full"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aller <text:span text:style-name="T8">1: Conocimientos previos</text:span></text:p>
      <text:p text:style-name="P29">Fundamentos de Análisis y Diseño de Algoritmos</text:p>
      <text:p text:style-name="P29">Escuela de Ingeniería de Sistemas y Computación</text:p>
      <text:p text:style-name="P32"/>
      <text:p text:style-name="P32"/>
      <text:p text:style-name="P32"/>
      <text:p text:style-name="P28"><text:span text:style-name="T2">Indicar el </text:span><text:span text:style-name="T3">numero ejecuciones </text:span><text:span text:style-name="T2">de cada una de las </text:span><text:span text:style-name="T3">instrucciones (lineas) </text:span><text:span text:style-name="T2">de los algoritmos siguientes.</text:span><text:span text:style-name="T1"> </text:span><text:span text:style-name="T2">Determinar una </text:span><text:span text:style-name="T3">función en términos de n </text:span><text:span text:style-name="T2">que calcule el número total de </text:span><text:span text:style-name="T3">asignaciones </text:span><text:span text:style-name="T2">y </text:span><text:span text:style-name="T3">comparaciones (indicar las lineas a tener en cuenta en cada caso) </text:span><text:span text:style-name="T2">que realiza cada algoritmo. </text:span><text:span text:style-name="T4">Suponga n grande.</text:span></text:p>
      <text:p text:style-name="P32"/>
      <text:p text:style-name="P32"/>
      <table:table table:name="Table1" table:style-name="Table1">
        <table:table-column table:style-name="Table1.A"/>
        <table:table-column table:style-name="Table1.B"/>
        <table:table-row>
          <table:table-cell table:style-name="Table1.A1" office:value-type="string">
            <text:p text:style-name="P1">a = 3</text:p>
            <text:p text:style-name="P1">b = 2</text:p>
            <text:p text:style-name="P1">c = 1</text:p>
            <text:p text:style-name="P1"/>
            <text:p text:style-name="P1">Para i = 3 hasta n + 1 haga</text:p>
            <text:p text:style-name="P1"><text:s text:c="6"/>Para <text:span text:style-name="T9">j</text:span> = 4 hasta n + 3 haga</text:p>
            <text:p text:style-name="P1"><text:s text:c="12"/>a = b + 2*a</text:p>
            <text:p text:style-name="P1"><text:s text:c="12"/>b = c + 3</text:p>
            <text:p text:style-name="P1"><text:s text:c="12"/>c = a – b</text:p>
            <text:p text:style-name="P1"><text:s text:c="7"/>fin para</text:p>
            <text:p text:style-name="P1">fin para</text:p>
          </table:table-cell>
          <table:table-cell table:style-name="Table1.B1" office:value-type="string">
            <text:p text:style-name="P1">a = 3</text:p>
            <text:p text:style-name="P1">b = 2</text:p>
            <text:p text:style-name="P1"/>
            <text:p text:style-name="P1"/>
            <text:p text:style-name="P1">Para i = 3 hasta 3*n haga</text:p>
            <text:p text:style-name="P1"><text:s text:c="6"/>Para <text:span text:style-name="T9">j</text:span> = -7 hasta n-10 haga</text:p>
            <text:p text:style-name="P1"><text:s text:c="12"/>a = b + 2</text:p>
            <text:p text:style-name="P1"><text:s text:c="12"/>b = c + 3</text:p>
            <text:p text:style-name="P1"><text:s text:c="7"/>fin para</text:p>
            <text:p text:style-name="P1">fin para</text:p>
          </table:table-cell>
        </table:table-row>
      </table:table>
      <text:p text:style-name="P32"/>
      <text:p text:style-name="P31">Solución</text:p>
      <text:p text:style-name="P36"/>
      <text:p text:style-name="P36"/>
      <table:table table:name="Table4" table:style-name="Table4">
        <table:table-column table:style-name="Table4.A"/>
        <table:table-column table:style-name="Table4.B"/>
        <table:table-row>
          <table:table-cell table:style-name="Table4.A1" office:value-type="string">
            <text:p text:style-name="P2">A = 3 </text:p>
            <text:p text:style-name="P2">b = 2</text:p>
            <text:p text:style-name="P2">c = 1</text:p>
            <text:p text:style-name="P2"/>
            <text:p text:style-name="P2">Para i = 3 hasta n + 1 haga</text:p>
            <text:p text:style-name="P2"><text:s text:c="6"/>Para <text:span text:style-name="T9">j</text:span> = 4 hasta n + 3 haga</text:p>
            <text:p text:style-name="P2"><text:s text:c="12"/>a = b + 2*a</text:p>
            <text:p text:style-name="P2"><text:s text:c="12"/>b = c + 3</text:p>
            <text:p text:style-name="P2"><text:s text:c="12"/>c = a – b</text:p>
            <text:p text:style-name="P2"><text:s text:c="7"/>fin para</text:p>
            <text:p text:style-name="P2">fin para</text:p>
          </table:table-cell>
          <table:table-cell table:style-name="Table4.B1" office:value-type="string">
            <text:p text:style-name="P6">1</text:p>
            <text:p text:style-name="P6">1</text:p>
            <text:p text:style-name="P6">1</text:p>
            <text:p text:style-name="P6"/>
            <text:p text:style-name="P6">(n+1-3)+1+1 = n</text:p>
            <text:p text:style-name="P6">(n-1)*(n+3-4+1+1)=(n-1)*(n+1)</text:p>
            <text:p text:style-name="P6">(n-1)n</text:p>
            <text:p text:style-name="P6">(n-1)n</text:p>
            <text:p text:style-name="P6">(n-1)n</text:p>
          </table:table-cell>
        </table:table-row>
      </table:table>
      <text:p text:style-name="P33"/>
      <text:p text:style-name="P37">Total = 3+n+<text:span text:style-name="T10">(n-1)*(n+1)</text:span>+3n(n-1) = O(n^2)</text:p>
      <text:p text:style-name="P33"/>
      <text:p text:style-name="P33"/>
      <text:p text:style-name="P33"/>
      <text:p text:style-name="P33"/>
      <text:p text:style-name="P33"/>
      <text:p text:style-name="P33"/>
      <text:p text:style-name="P34"/>
      <table:table table:name="Table5" table:style-name="Table5">
        <table:table-column table:style-name="Table5.A"/>
        <table:table-column table:style-name="Table5.B"/>
        <text:soft-page-break/>
        <table:table-row>
          <table:table-cell table:style-name="Table5.A1" office:value-type="string">
            <text:p text:style-name="P3">a = 3</text:p>
            <text:p text:style-name="P3">b = 2</text:p>
            <text:p text:style-name="P3"/>
            <text:p text:style-name="P3">Para i = 3 hasta 3*n haga</text:p>
            <text:p text:style-name="P3"><text:s text:c="6"/>Para <text:span text:style-name="T9">j</text:span> = -7 hasta n-10 haga</text:p>
            <text:p text:style-name="P3"><text:s text:c="12"/>a = b + 2</text:p>
            <text:p text:style-name="P3"><text:s text:c="12"/>b = c + 3</text:p>
            <text:p text:style-name="P3"><text:s text:c="7"/>fin para</text:p>
            <text:p text:style-name="P3">fin para</text:p>
          </table:table-cell>
          <table:table-cell table:style-name="Table5.B1" office:value-type="string">
            <text:p text:style-name="P7">1</text:p>
            <text:p text:style-name="P7">1</text:p>
            <text:p text:style-name="P7"/>
            <text:p text:style-name="P7">(3n – 3 + 1 +1) = (3n – 1)</text:p>
            <text:p text:style-name="P7">(3n)(n-10+7+1+1) = (3n)(n-1)</text:p>
            <text:p text:style-name="P7">(3n)(n<text:span text:style-name="T22">-2</text:span>)</text:p>
            <text:p text:style-name="P7">(3n)(n<text:span text:style-name="T22">-2</text:span>)</text:p>
            <text:p text:style-name="P7"/>
            <text:p text:style-name="P7"/>
          </table:table-cell>
        </table:table-row>
      </table:table>
      <text:p text:style-name="P34"/>
      <text:p text:style-name="P38">T(n) = 2 + (3n-1) + (3n)(n-<text:span text:style-name="T22">1</text:span>)+2(3n)(n<text:span text:style-name="T22">-2</text:span>) <text:span text:style-name="T13">= O(n^2)</text:span></text:p>
      <text:p text:style-name="P34"/>
      <text:p text:style-name="P35">Ahora incluyamos condicionales, el análisis en este caso debe hacerlo considerando</text:p>
      <text:list xml:id="list339952704" text:style-name="L1">
        <text:list-item>
          <text:p text:style-name="P45">Mejor caso: Menor número de ejecuciones</text:p>
        </text:list-item>
        <text:list-item>
          <text:p text:style-name="P45">Peor caso: Mayor número de ejecuciones</text:p>
        </text:list-item>
      </text:list>
      <text:p text:style-name="P35"/>
      <text:p text:style-name="P35"/>
      <table:table table:name="Table2" table:style-name="Table2">
        <table:table-column table:style-name="Table2.A"/>
        <table:table-column table:style-name="Table2.B"/>
        <table:table-row>
          <table:table-cell table:style-name="Table2.A1" office:value-type="string">
            <text:p text:style-name="P1">a = 3</text:p>
            <text:p text:style-name="P1">b = 2</text:p>
            <text:p text:style-name="P1">c = 1</text:p>
            <text:p text:style-name="P1"/>
            <text:p text:style-name="P1">Para i = 3 hasta 2*n + 1 haga</text:p>
            <text:p text:style-name="P1"><text:s text:c="6"/>Si n es mayor que 3 entonces:</text:p>
            <text:p text:style-name="P1"><text:s text:c="12"/>Para <text:span text:style-name="T9">j</text:span> = 4 hasta n + 3 haga</text:p>
            <text:p text:style-name="P1"><text:s text:c="18"/>a = b + 2*a</text:p>
            <text:p text:style-name="P1"><text:s text:c="18"/>b = c + 3</text:p>
            <text:p text:style-name="P1"><text:s text:c="18"/>c = a – b</text:p>
            <text:p text:style-name="P1"><text:s text:c="12"/>fin para</text:p>
            <text:p text:style-name="P1"><text:s text:c="6"/>fin si</text:p>
            <text:p text:style-name="P1">fin para</text:p>
          </table:table-cell>
          <table:table-cell table:style-name="Table2.B1" office:value-type="string">
            <text:p text:style-name="P1">a = 3</text:p>
            <text:p text:style-name="P1">b = 2</text:p>
            <text:p text:style-name="P1"/>
            <text:p text:style-name="P1"/>
            <text:p text:style-name="P1">Para i = 3 hasta 3*n haga</text:p>
            <text:p text:style-name="P1"><text:s text:c="6"/>Para <text:span text:style-name="T9">j</text:span> = -7 hasta n-10 haga</text:p>
            <text:p text:style-name="P1"><text:s text:c="12"/>a = b + 2</text:p>
            <text:p text:style-name="P1"><text:s text:c="12"/><text:span text:style-name="T5">Si n &gt;= 7 entonces:</text:span></text:p>
            <text:p text:style-name="P1"><text:s text:c="21"/><text:span text:style-name="T5">Para k = - 3 hasta 4*n*n haga</text:span></text:p>
            <text:p text:style-name="P1"><text:s text:c="29"/><text:span text:style-name="T5">b = 3*b</text:span></text:p>
            <text:p text:style-name="P1"><text:s text:c="22"/><text:span text:style-name="T5">fin para</text:span></text:p>
            <text:p text:style-name="P1"><text:s text:c="12"/><text:span text:style-name="T5">fin si</text:span></text:p>
            <text:p text:style-name="P1"><text:s text:c="12"/>b = c + 3</text:p>
            <text:p text:style-name="P1"><text:s text:c="7"/>fin para</text:p>
            <text:p text:style-name="P1">fin para</text:p>
          </table:table-cell>
        </table:table-row>
      </table:table>
      <text:p text:style-name="P39"/>
      <text:p text:style-name="P41"/>
      <table:table table:name="Table6" table:style-name="Table6">
        <table:table-column table:style-name="Table6.A"/>
        <table:table-column table:style-name="Table6.B"/>
        <table:table-column table:style-name="Table6.C"/>
        <table:table-row>
          <table:table-cell table:style-name="Table6.A1" office:value-type="string">
            <text:p text:style-name="P4"/>
            <text:p text:style-name="P4"/>
            <text:p text:style-name="P8">a = 3</text:p>
            <text:p text:style-name="P8">b = 2</text:p>
            <text:p text:style-name="P8">c = 1</text:p>
            <text:p text:style-name="P8"/>
            <text:p text:style-name="P8">Para i = 3 hasta 2*n + 1 haga</text:p>
            <text:p text:style-name="P8"><text:s text:c="6"/>Si n es mayor que 3 entonces:</text:p>
            <text:p text:style-name="P8"><text:s text:c="12"/>Para <text:span text:style-name="T9">j</text:span> = 4 hasta n + 3 haga</text:p>
            <text:p text:style-name="P8"><text:s text:c="18"/>a = b + 2*a</text:p>
            <text:p text:style-name="P8"><text:s text:c="18"/>b = c + 3</text:p>
            <text:p text:style-name="P8"><text:s text:c="18"/>c = a – b</text:p>
            <text:p text:style-name="P8"><text:s text:c="12"/>fin para</text:p>
            <text:p text:style-name="P8"><text:s text:c="6"/>fin si</text:p>
            <text:p text:style-name="P8">fin para</text:p>
          </table:table-cell>
          <table:table-cell table:style-name="Table6.A1" office:value-type="string">
            <text:p text:style-name="P10">Mejor Caso</text:p>
            <text:p text:style-name="P10">n &lt;= 3</text:p>
            <text:p text:style-name="P10">1</text:p>
            <text:p text:style-name="P10">1</text:p>
            <text:p text:style-name="P10">1</text:p>
            <text:p text:style-name="P10"/>
            <text:p text:style-name="P10"><text:s/></text:p>
            <text:p text:style-name="P12">(2n+1)-3+1+1 = 2n</text:p>
            <text:p text:style-name="P12">2n-1</text:p>
            <text:p text:style-name="P12">0</text:p>
            <text:p text:style-name="P12">0</text:p>
            <text:p text:style-name="P12">0</text:p>
            <text:p text:style-name="P12">0</text:p>
            <text:p text:style-name="P12"/>
            <text:p text:style-name="P10"/>
            <text:p text:style-name="P10"/>
          </table:table-cell>
          <table:table-cell table:style-name="Table6.C1" office:value-type="string">
            <text:p text:style-name="P10">Peor Caso</text:p>
            <text:p text:style-name="P12">n &gt; 3</text:p>
            <text:p text:style-name="P11">1</text:p>
            <text:p text:style-name="P11">1</text:p>
            <text:p text:style-name="P11">1</text:p>
            <text:p text:style-name="P11"/>
            <text:p text:style-name="P11"><text:s/></text:p>
            <text:p text:style-name="P12">(2n+1)-3+1+1 = 2n</text:p>
            <text:p text:style-name="P12">2n-1</text:p>
            <text:p text:style-name="P12">(2n-1)(n+3)-4+1+1=(2n-1)( n+1)</text:p>
            <text:p text:style-name="P12">(2n-1)(n)</text:p>
            <text:p text:style-name="P12">(2n-1)(n)</text:p>
            <text:p text:style-name="P12">(2n-1)(n)</text:p>
          </table:table-cell>
        </table:table-row>
      </table:table>
      <text:p text:style-name="P41"/>
      <text:p text:style-name="P42">Mejor Caso: 4n-1 = O(n)</text:p>
      <text:p text:style-name="P42">Peor Caso: 3 + 2n + (2n-1)*(n+1)+3n(2n-1) = O(n²)</text:p>
      <table:table table:name="Table7" table:style-name="Table7">
        <table:table-column table:style-name="Table7.A"/>
        <table:table-column table:style-name="Table7.B"/>
        <table:table-column table:style-name="Table7.C"/>
        <text:soft-page-break/>
        <table:table-row>
          <table:table-cell table:style-name="Table7.A1" office:value-type="string">
            <text:p text:style-name="P4"/>
            <text:p text:style-name="P9">a = 3</text:p>
            <text:p text:style-name="P9">b = 2</text:p>
            <text:p text:style-name="P9"/>
            <text:p text:style-name="P9"/>
            <text:p text:style-name="P9">Para i = 3 hasta 3*n haga</text:p>
            <text:p text:style-name="P9"><text:s text:c="6"/>Para <text:span text:style-name="T9">j</text:span> = -7 hasta n-10 haga</text:p>
            <text:p text:style-name="P9"><text:s text:c="12"/>a = b + 2</text:p>
            <text:p text:style-name="P9"><text:s text:c="12"/><text:span text:style-name="T5">Si n &gt;= 7 entonces:</text:span></text:p>
            <text:p text:style-name="P9"><text:s text:c="21"/><text:span text:style-name="T5">Para k = - 3 hasta 4*n*n haga</text:span></text:p>
            <text:p text:style-name="P9"><text:s text:c="29"/><text:span text:style-name="T5">b = 3*b</text:span></text:p>
            <text:p text:style-name="P9"><text:s text:c="22"/><text:span text:style-name="T5">fin para</text:span></text:p>
            <text:p text:style-name="P9"><text:s text:c="12"/><text:span text:style-name="T5">fin si</text:span></text:p>
            <text:p text:style-name="P9"><text:s text:c="12"/>b = c + 3</text:p>
            <text:p text:style-name="P9"><text:s text:c="7"/>fin para</text:p>
            <text:p text:style-name="P9">fin para</text:p>
          </table:table-cell>
          <table:table-cell table:style-name="Table7.A1" office:value-type="string">
            <text:p text:style-name="P10">Mejor Caso</text:p>
            <text:p text:style-name="P13">n &lt; 7</text:p>
            <text:p text:style-name="P13">1</text:p>
            <text:p text:style-name="P13">1</text:p>
            <text:p text:style-name="P13"/>
            <text:p text:style-name="P13">(3n – 3) + 1 + 1 = 3n – 1</text:p>
            <text:p text:style-name="P13">(3n – 2) (n-10 + 7 +1+1)=(3n-2)(n-1)</text:p>
            <text:p text:style-name="P13">(3n-2)(n-2)</text:p>
            <text:p text:style-name="P13">(3n-2)(n-2)</text:p>
            <text:p text:style-name="P13">0</text:p>
            <text:p text:style-name="P13">0</text:p>
            <text:p text:style-name="P13"/>
            <text:p text:style-name="P13"/>
            <text:p text:style-name="P13">(3n-2)(n-2)</text:p>
            <text:p text:style-name="P13"/>
          </table:table-cell>
          <table:table-cell table:style-name="Table7.C1" office:value-type="string">
            <text:p text:style-name="P10">Peor Caso</text:p>
            <text:p text:style-name="P13">n &gt;= 7</text:p>
            <text:p text:style-name="P14">1</text:p>
            <text:p text:style-name="P14">1</text:p>
            <text:p text:style-name="P14"/>
            <text:p text:style-name="P14">(3n – 3) + 1 + 1 = 3n – 1</text:p>
            <text:p text:style-name="P14">(3n – 2) (n-10 + 7 +1+1)=(3n-2)(n-1)</text:p>
            <text:p text:style-name="P14">(3n-2)(n-2)</text:p>
            <text:p text:style-name="P14">(3n-2)(n-2)</text:p>
            <text:p text:style-name="P14">(3n-2)(n-2)<text:span text:style-name="T16">(4n*n+3+1+1)</text:span></text:p>
            <text:p text:style-name="P14">3n-2)(n-2)<text:span text:style-name="T16">(4n*n+3+1)</text:span></text:p>
            <text:p text:style-name="P14"/>
            <text:p text:style-name="P14"/>
            <text:p text:style-name="P14">(3n-2)(n-2)</text:p>
          </table:table-cell>
        </table:table-row>
      </table:table>
      <text:p text:style-name="P41"/>
      <text:p text:style-name="P43">Mejor caso = 2 + (3n-1) +(3n-2)(n-1) + <text:span text:style-name="T14">3(3n-2)(n-2) = O(n²)</text:span></text:p>
      <text:p text:style-name="P44"><text:span text:style-name="T15">Peor caso</text:span><text:span text:style-name="T14">= O(n⁴)</text:span></text:p>
      <text:p text:style-name="P41"/>
      <text:p text:style-name="P40">Indicar expresiones en términos de n que generen los mismos valores que las siguientes funciones definidas por medio de relaciones de recurrencia (Donde sea necesario utilice conceptos vistos en matemáticas discretas)</text:p>
      <text:p text:style-name="P40"/>
      <text:p text:style-name="P40"/>
      <table:table table:name="Table3" table:style-name="Table3">
        <table:table-column table:style-name="Table3.A"/>
        <table:table-column table:style-name="Table3.B"/>
        <table:table-row>
          <table:table-cell table:style-name="Table3.A1" office:value-type="string">
            <text:p text:style-name="P5">T(n) = T(n-1) + 3n + 4</text:p>
            <text:p text:style-name="P5">T(0) = 4</text:p>
            <text:p text:style-name="P5"/>
            <text:p text:style-name="P15">Por ecuación <text:span text:style-name="T18">característica</text:span></text:p>
            <text:p text:style-name="P15"/>
            <text:p text:style-name="P16">r – 1</text:p>
            <text:p text:style-name="P5"/>
            <text:p text:style-name="P16">Solución <text:span text:style-name="T19">homogénea</text:span></text:p>
            <text:p text:style-name="P16"/>
            <text:p text:style-name="P16">Th(n) = A(1)^n</text:p>
            <text:p text:style-name="P16"><text:line-break/>Proponemos una solución particular para 3n + 4</text:p>
            <text:p text:style-name="P16"/>
            <text:p text:style-name="P16">Tp(n) = Cn + D pero tenemos 1^n entonces toca multiplicar por n</text:p>
            <text:p text:style-name="P16"/>
            <text:p text:style-name="P16">Tp(n) = Cn² + Dn</text:p>
            <text:p text:style-name="P16"/>
            <text:p text:style-name="P16">Reemplazamos</text:p>
            <text:p text:style-name="P16"/>
            <text:p text:style-name="P16"><text:s/>Cn² + Dn = C(n²-2n+1) + D(n-1) + 3n + 4</text:p>
            <text:p text:style-name="P16">Cn² + Dn = Cn²-C2n+C + Dn-D + 3n + 4</text:p>
            <text:p text:style-name="P16">0 = -C2n + C – D + 3n +4</text:p>
            <text:p text:style-name="P16">Por términos semejantes</text:p>
            <text:p text:style-name="P16">0 = C – D + 4 → -4 = C – D → D= <text:span text:style-name="T17">11</text:span>/2</text:p>
            <text:p text:style-name="P16">0 = -C2n + 3n <text:s/>→ <text:s/>C = 3/2</text:p>
            <text:p text:style-name="P16"/>
            <text:p text:style-name="P16"/>
            <text:p text:style-name="P16"><text:soft-page-break/></text:p>
            <text:p text:style-name="P16">Solución final</text:p>
            <text:p text:style-name="P16"/>
            <text:p text:style-name="P17">T(n) = A + 3/2n² + <text:span text:style-name="T17">11</text:span>/2n</text:p>
            <text:p text:style-name="P16">Encontramos A</text:p>
            <text:p text:style-name="P16"/>
            <text:p text:style-name="P16">T(0) = 4 = A</text:p>
            <text:p text:style-name="P16"/>
            <text:p text:style-name="P16">Entonces</text:p>
            <text:p text:style-name="P17">T(n) = 4 + 3/2n² <text:s/><text:span text:style-name="T17">+ 11</text:span>/2n</text:p>
            <text:p text:style-name="P18">Verificado.</text:p>
          </table:table-cell>
          <table:table-cell table:style-name="Table3.B1" office:value-type="string">
            <text:p text:style-name="P5">T(n) = 4T(n-2) + 3T(n-1) + log(n)</text:p>
            <text:p text:style-name="P5">T(0) = 2 <text:span text:style-name="T11"><text:s/></text:span><text:span text:style-name="T12">Esto es un error, no se puede log(0)</text:span></text:p>
            <text:p text:style-name="P5">T(1) = 6</text:p>
            <text:p text:style-name="P5"/>
            <text:p text:style-name="P23">Esta R.R se puede solucionar utilizando método iterativo,. <text:span text:style-name="T20">Obteniéndose</text:span> esta forma</text:p>
            <text:p text:style-name="P25">Forma inicial</text:p>
            <text:p text:style-name="P25">i = 0</text:p>
            <text:p text:style-name="P23"/>
            <text:p text:style-name="P24">Primera expansión</text:p>
            <text:p text:style-name="P25">i = 1</text:p>
            <text:p text:style-name="P23"/>
            <text:p text:style-name="P23"><draw:frame draw:style-name="fr1" draw:name="Object1" text:anchor-type="as-char" svg:y="-0.228in" svg:width="3.1799in" svg:height="0.4075in" draw:z-index="0"><draw:object xlink:href="./Object 1" xlink:type="simple" xlink:show="embed" xlink:actuate="onLoad"/><draw:image xlink:href="./ObjectReplacements/Object 1" xlink:type="simple" xlink:show="embed" xlink:actuate="onLoad"/><draw:contour-polygon svg:width="3.0969in" svg:height="0.3764in" svg:viewBox="0 0 7866 956" draw:points="688,26 688,53 317,79 317,106 317,132 317,159 317,185 397,212 397,239 370,265 370,292 370,318 344,345 317,371 344,398 662,425 688,451 688,478 1059,504 715,531 662,557 662,584 370,610 370,637 185,664 185,690 185,717 185,743 105,770 105,796 105,823 132,850 185,876 185,903 370,929 635,956 662,982 7918,982 7944,956 7944,929 7944,903 7944,876 7944,850 7971,823 7971,796 7971,770 7971,743 7944,717 7944,690 7944,664 7944,637 7918,610 7918,584 7891,557 7865,531 7653,504 7679,478 7706,451 7732,425 7732,398 7732,371 7732,345 7732,318 7759,292 7759,265 7759,239 7759,212 7732,185 7732,159 7732,132 7732,106 7706,79 7706,53 7679,26" draw:recreate-on-edit="true"/></draw:frame></text:p>
            <text:p text:style-name="P20">Como se puede observar hay dos expansiones, una por 4T(n-2) y otra por T(n-3), entonces se puede</text:p>
            <text:p text:style-name="P21">representar así:</text:p>
            <text:p text:style-name="P21"/>
            <text:p text:style-name="P21"><draw:frame draw:style-name="fr1" draw:name="Object2" text:anchor-type="as-char" svg:y="-0.5307in" svg:width="3.8146in" svg:height="1.1134in" draw:z-index="1"><draw:object xlink:href="./Object 2" xlink:type="simple" xlink:show="embed" xlink:actuate="onLoad"/><draw:image xlink:href="./ObjectReplacements/Object 2" xlink:type="simple" xlink:show="embed" xlink:actuate="onLoad"/><svg:desc>formula</svg:desc><draw:contour-polygon svg:width="3.7315in" svg:height="1.0823in" svg:viewBox="0 0 9478 2749" draw:points="2223,26 2223,52 1879,79 1879,105 1879,132 1879,158 1879,185 1958,211 1958,237 1932,264 1932,290 1932,317 1906,343 1879,370 1906,396 2197,422 2223,449 2223,475 2620,502 555,581 555,607 529,634 529,660 529,687 529,713 529,740 370,819 370,845 370,872 397,898 423,925 450,951 185,977 185,1004 185,1030 185,1057 105,1083 105,1110 105,1136 132,1162 185,1189 185,1215 423,1242 397,1268 370,1295 370,1321 370,1347 397,1400 397,1427 397,1453 397,1480 397,1506 397,1532 370,1559 370,1585 397,1612 979,1744 979,1770 953,1797 953,1823 953,1850 953,1876 953,1902 794,1982 794,2008 794,2035 820,2061 847,2087 873,2114 608,2140 608,2167 608,2193 608,2220 529,2246 529,2272 529,2299 555,2325 608,2352 608,2378 847,2405 820,2431 794,2457 794,2484 794,2510 820,2563 820,2590 820,2616 820,2642 820,2669 820,2695 794,2722 794,2748 820,2775 7412,2775 7412,2748 7412,2722 7412,2695 7412,2669 7412,2642 7412,2616 7412,2590 7385,2563 9053,2510 9080,2484 9106,2457 9133,2431 9133,2405 9133,2378 9133,2352 9133,2325 9159,2299 9159,2272 9159,2246 9159,2220 9133,2193 9133,2167 9133,2140 9133,2114 9106,2087 9106,2061 9080,2035 9053,2008 7412,1982 7279,1902 7306,1876 7306,1850 7306,1823 7306,1797 7306,1770 7306,1744 7677,1612 7677,1585 7677,1559 7677,1532 7677,1506 7677,1480 7677,1453 7677,1427 7650,1400 9477,1347 9503,1321 9530,1295 9556,1268 9556,1242 9556,1215 9556,1189 9556,1162 9583,1136 9583,1110 9583,1083 9583,1057 9556,1030 9556,1004 9556,977 9556,951 9530,925 9530,898 9503,872 9477,845 9424,819 7544,740 7571,713 7571,687 7571,660 7571,634 7571,607 7571,581 7703,502 7730,475 7756,449 7782,422 7782,396 7782,370 7782,343 7782,317 7809,290 7809,264 7809,237 7809,211 7782,185 7782,158 7782,132 7782,105 7756,79 7756,52 7730,26" draw:recreate-on-edit="true"/></draw:frame></text:p>
            <text:p text:style-name="P21"/>
            <text:p text:style-name="P22">Esta ecuación puede ser solucionada por las formas cerradas de las sumatorias.</text:p>
            <text:p text:style-name="P20"/>
            <text:p text:style-name="P19"><text:soft-page-break/></text:p>
          </table:table-cell>
        </table:table-row>
        <table:table-row>
          <table:table-cell table:style-name="Table3.A2" office:value-type="string">
            <text:p text:style-name="P5">T(n) = 6T(n/4) + 4T(n/2) + n, para n <text:span text:style-name="T6">= 4</text:span><text:span text:style-name="T7">i</text:span><text:span text:style-name="T6"> , i&gt;= 0</text:span>.</text:p>
            <text:p text:style-name="P5">T(4) = 4</text:p>
            <text:p text:style-name="P5"/>
            <text:p text:style-name="P23">Por método de sustitución</text:p>
            <text:p text:style-name="P23"/>
            <text:p text:style-name="P23">k = 2^n</text:p>
            <text:p text:style-name="P23"/>
            <text:p text:style-name="P23">Tk = 6Tk-2 + 4Tk-1 + <text:span text:style-name="T21">log(k)</text:span></text:p>
            <text:p text:style-name="P23"/>
            <text:p text:style-name="P26">Solución en términos de k</text:p>
            <text:p text:style-name="P23"><draw:frame draw:style-name="fr1" draw:name="Object3" text:anchor-type="as-char" svg:y="-0.1937in" svg:width="3.0547in" svg:height="0.2425in" draw:z-index="2"><draw:object xlink:href="./Object 3" xlink:type="simple" xlink:show="embed" xlink:actuate="onLoad"/><draw:image xlink:href="./ObjectReplacements/Object 3" xlink:type="simple" xlink:show="embed" xlink:actuate="onLoad"/><svg:desc>formula</svg:desc><draw:contour-polygon svg:width="2.9717in" svg:height="0.2106in" svg:viewBox="0 0 7548 535" draw:points="3522,26 2568,53 2568,80 503,106 450,133 450,160 105,187 105,213 105,240 105,267 105,294 185,320 185,347 158,374 158,401 158,427 132,454 105,481 132,508 423,534 450,561 7600,561 7626,534 7626,508 7626,481 7626,454 7626,427 7653,401 7653,374 7653,347 7653,320 7626,294 7626,267 7626,240 7626,213 7600,187 7600,160 7573,133 7547,106 6223,80 6196,53 6170,26" draw:recreate-on-edit="true"/></draw:frame></text:p>
            <text:p text:style-name="P23"/>
            <text:p text:style-name="P26">Solución en términos de n </text:p>
            <text:p text:style-name="P23"/>
            <text:p text:style-name="P23"><draw:frame draw:style-name="fr1" draw:name="Object4" text:anchor-type="as-char" svg:y="-0.1937in" svg:width="3.0374in" svg:height="0.2425in" draw:z-index="3"><draw:object xlink:href="./Object 4" xlink:type="simple" xlink:show="embed" xlink:actuate="onLoad"/><draw:image xlink:href="./ObjectReplacements/Object 4" xlink:type="simple" xlink:show="embed" xlink:actuate="onLoad"/><svg:desc>formula</svg:desc><draw:contour-polygon svg:width="2.9547in" svg:height="0.2106in" svg:viewBox="0 0 7505 535" draw:points="3514,26 2563,53 2563,80 502,106 449,133 449,160 105,187 105,213 105,240 105,267 105,294 184,320 184,347 158,374 158,401 158,427 132,454 105,481 132,508 422,534 449,561 6474,561 6500,534 7583,508 7583,481 7583,454 7583,427 7583,401 7610,374 7610,347 7610,320 7610,294 7583,267 7240,240 7108,213 7108,187 7108,160 7108,133 7108,106 7108,80 6579,53 6579,26" draw:recreate-on-edit="true"/></draw:frame></text:p>
          </table:table-cell>
          <table:table-cell table:style-name="Table3.B2" office:value-type="string">
            <text:p text:style-name="P5">T(n) = 6T(n-3) + 4T(n-2) + 0.5T(n-1)</text:p>
            <text:p text:style-name="P5">T(0) = 3</text:p>
            <text:p text:style-name="P5">T(1) = 4</text:p>
            <text:p text:style-name="P5">T(2) = 6</text:p>
            <text:p text:style-name="P5"/>
            <text:p text:style-name="P26">Solución</text:p>
            <text:p text:style-name="P26"/>
            <text:p text:style-name="P26"><draw:frame draw:style-name="fr1" draw:name="Object5" text:anchor-type="as-char" svg:y="-0.172in" svg:width="2.6984in" svg:height="0.2201in" draw:z-index="4"><draw:object xlink:href="./Object 5" xlink:type="simple" xlink:show="embed" xlink:actuate="onLoad"/><draw:image xlink:href="./ObjectReplacements/Object 5" xlink:type="simple" xlink:show="embed" xlink:actuate="onLoad"/><svg:desc>formula</svg:desc><draw:contour-polygon svg:width="2.6154in" svg:height="0.178in" svg:viewBox="0 0 6643 452" draw:points="502,53 449,79 449,106 105,133 105,159 105,186 105,212 105,239 185,266 185,292 158,319 158,346 158,372 132,399 105,425 132,452 423,479 449,505 6562,505 6589,479 6589,452 6589,425 6589,399 6589,372 6615,346 6615,319 6615,292 6615,266 6721,239 6748,212 6748,186 6748,159 6748,133 6748,106 6748,79 6509,53" draw:recreate-on-edit="true"/></draw:frame></text:p>
            <text:p text:style-name="P26">Sólo resta encontrar A, B y C </text:p>
            <text:p text:style-name="P26"/>
            <text:p text:style-name="P26"><draw:frame draw:style-name="fr1" draw:name="Object6" text:anchor-type="as-char" svg:y="-0.1484in" svg:width="0.8945in" svg:height="0.1839in" draw:z-index="5"><draw:object xlink:href="./Object 6" xlink:type="simple" xlink:show="embed" xlink:actuate="onLoad"/><draw:image xlink:href="./ObjectReplacements/Object 6" xlink:type="simple" xlink:show="embed" xlink:actuate="onLoad"/><svg:desc>formula</svg:desc><draw:contour-polygon svg:width="0.811in" svg:height="0.1228in" svg:viewBox="0 0 2060 312" draw:points="105,52 105,78 105,104 105,130 132,156 158,182 132,208 158,234 132,260 105,286 79,312 105,338 105,364 2087,364 2113,338 2113,312 2113,286 2113,260 1928,234 1928,208 1928,182 2139,156 2139,130 2139,104 2139,78 2139,52" draw:recreate-on-edit="true"/></draw:frame></text:p>
            <text:p text:style-name="P26"><draw:frame draw:style-name="fr1" draw:name="Object7" text:anchor-type="as-char" svg:y="-0.1484in" svg:width="1.9602in" svg:height="0.1839in" draw:z-index="6"><draw:object xlink:href="./Object 7" xlink:type="simple" xlink:show="embed" xlink:actuate="onLoad"/><draw:image xlink:href="./ObjectReplacements/Object 7" xlink:type="simple" xlink:show="embed" xlink:actuate="onLoad"/><svg:desc>formula</svg:desc><draw:contour-polygon svg:width="1.8878in" svg:height="0.1433in" svg:viewBox="0 0 4795 364" draw:points="211,52 185,78 158,104 158,130 132,156 105,182 105,208 79,234 79,260 79,286 132,312 211,338 211,364 2648,390 2648,416 4052,416 4079,390 4821,364 4847,338 4847,312 4847,286 4847,260 4662,234 4662,208 4662,182 4874,156 4874,130 4874,104 4874,78 4874,52" draw:recreate-on-edit="true"/></draw:frame></text:p>
            <text:p text:style-name="P26"><draw:frame draw:style-name="fr1" draw:name="Object8" text:anchor-type="as-char" svg:y="-0.1484in" svg:width="2.2902in" svg:height="0.1839in" draw:z-index="7"><draw:object xlink:href="./Object 8" xlink:type="simple" xlink:show="embed" xlink:actuate="onLoad"/><draw:image xlink:href="./ObjectReplacements/Object 8" xlink:type="simple" xlink:show="embed" xlink:actuate="onLoad"/><svg:desc>formula</svg:desc><draw:contour-polygon svg:width="2.2177in" svg:height="0.1433in" svg:viewBox="0 0 5633 364" draw:points="158,52 132,78 105,104 105,130 79,156 79,182 79,208 79,234 79,260 105,286 105,312 105,338 132,364 1110,390 1110,416 2776,416 2803,390 5659,364 5685,338 5685,312 5685,286 5685,260 5500,234 5500,208 5500,182 5712,156 5712,130 5712,104 5712,78 5712,52" draw:recreate-on-edit="true"/></draw:frame></text:p>
            <text:p text:style-name="P27">Resolviendo</text:p>
            <text:p text:style-name="P26"><draw:frame draw:style-name="fr1" draw:name="Object9" text:anchor-type="as-char" svg:y="-0.172in" svg:width="3.5972in" svg:height="0.2201in" draw:z-index="8"><draw:object xlink:href="./Object 9" xlink:type="simple" xlink:show="embed" xlink:actuate="onLoad"/><draw:image xlink:href="./ObjectReplacements/Object 9" xlink:type="simple" xlink:show="embed" xlink:actuate="onLoad"/><svg:desc>formula</svg:desc><draw:contour-polygon svg:width="3.5244in" svg:height="0.178in" svg:viewBox="0 0 8952 452" draw:points="503,53 450,79 450,106 105,133 105,159 105,186 105,212 105,239 185,266 185,292 158,319 158,346 158,372 132,399 105,425 132,452 423,479 450,505 8872,505 8898,479 8898,452 8898,425 8898,399 8898,372 8925,346 8925,319 8925,292 8925,266 9031,239 9057,212 9057,186 9057,159 9057,133 9057,106 9057,79 8819,53" draw:recreate-on-edit="true"/></draw:frame></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s" fo:country="C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20:40:38.574000000</meta:creation-date>
    <dc:date>2017-03-09T11:12:24.182000000</dc:date>
    <meta:editing-duration>PT1H57M29S</meta:editing-duration>
    <meta:editing-cycles>22</meta:editing-cycles>
    <meta:generator>LibreOffice/5.3.0.3$Windows_X86_64 LibreOffice_project/7074905676c47b82bbcfbea1aeefc84afe1c50e1</meta:generator>
    <meta:document-statistic meta:table-count="7" meta:image-count="0" meta:object-count="9" meta:page-count="4" meta:paragraph-count="218" meta:word-count="934" meta:character-count="4464" meta:non-whitespace-character-count="3109"/>
  </office:meta>
</office:document-meta>
</file>

<file path=Object 1/content.xml><?xml version="1.0" encoding="utf-8"?>
<math xmlns="http://www.w3.org/1998/Math/MathML" display="block">
  <semantics>
    <mtable>
      <mtr>
        <mtd>
          <mrow>
            <mi>T</mi>
            <mrow>
              <mrow>
                <mo fence="true" stretchy="false">(</mo>
                <mrow>
                  <mi>n</mi>
                </mrow>
                <mo fence="true" stretchy="false">)</mo>
              </mrow>
              <mo stretchy="false">=</mo>
              <mn>4</mn>
            </mrow>
            <mrow>
              <mo fence="true" stretchy="false">(</mo>
              <mrow>
                <mrow>
                  <mn>4</mn>
                  <mi>T</mi>
                  <mrow>
                    <mrow>
                      <mo fence="true" stretchy="false">(</mo>
                      <mrow>
                        <mrow>
                          <mi>n</mi>
                          <mo stretchy="false">−</mo>
                          <mn>4</mn>
                        </mrow>
                      </mrow>
                      <mo fence="true" stretchy="false">)</mo>
                    </mrow>
                    <mo stretchy="false">+</mo>
                    <mn>3</mn>
                  </mrow>
                  <mi>T</mi>
                  <mrow>
                    <mrow>
                      <mo fence="true" stretchy="false">(</mo>
                      <mrow>
                        <mrow>
                          <mi>n</mi>
                          <mo stretchy="false">−</mo>
                          <mn>3</mn>
                        </mrow>
                      </mrow>
                      <mo fence="true" stretchy="false">)</mo>
                    </mrow>
                    <mo stretchy="false">+</mo>
                    <mi>log</mi>
                  </mrow>
                  <mrow>
                    <mo fence="true" stretchy="false">(</mo>
                    <mrow>
                      <mrow>
                        <mi>n</mi>
                        <mo stretchy="false">−</mo>
                        <mn>2</mn>
                      </mrow>
                    </mrow>
                    <mo fence="true" stretchy="false">)</mo>
                  </mrow>
                </mrow>
              </mrow>
              <mo fence="true" stretchy="false">)</mo>
            </mrow>
          </mrow>
        </mtd>
      </mtr>
      <mtr>
        <mtd>
          <mrow>
            <mrow>
              <mo stretchy="false">+</mo>
              <mn>3</mn>
            </mrow>
            <mrow>
              <mrow>
                <mo fence="true" stretchy="false">(</mo>
                <mrow>
                  <mrow>
                    <mn>4</mn>
                    <mi>T</mi>
                    <mrow>
                      <mrow>
                        <mo fence="true" stretchy="false">(</mo>
                        <mrow>
                          <mrow>
                            <mi>n</mi>
                            <mo stretchy="false">−</mo>
                            <mn>3</mn>
                          </mrow>
                        </mrow>
                        <mo fence="true" stretchy="false">)</mo>
                      </mrow>
                      <mo stretchy="false">+</mo>
                      <mn>3</mn>
                    </mrow>
                    <mi>T</mi>
                    <mrow>
                      <mrow>
                        <mo fence="true" stretchy="false">(</mo>
                        <mrow>
                          <mrow>
                            <mi>n</mi>
                            <mo stretchy="false">−</mo>
                            <mn>2</mn>
                          </mrow>
                        </mrow>
                        <mo fence="true" stretchy="false">)</mo>
                      </mrow>
                      <mo stretchy="false">+</mo>
                      <mi>log</mi>
                    </mrow>
                    <mrow>
                      <mo fence="true" stretchy="false">(</mo>
                      <mrow>
                        <mrow>
                          <mi>n</mi>
                          <mo stretchy="false">−</mo>
                          <mn>1</mn>
                        </mrow>
                      </mrow>
                      <mo fence="true" stretchy="false">)</mo>
                    </mrow>
                  </mrow>
                </mrow>
                <mo fence="true" stretchy="false">)</mo>
              </mrow>
              <mo stretchy="false">+</mo>
              <mi>log</mi>
            </mrow>
            <mrow>
              <mo fence="true" stretchy="false">(</mo>
              <mrow>
                <mi>n</mi>
              </mrow>
              <mo fence="true" stretchy="false">)</mo>
            </mrow>
          </mrow>
        </mtd>
      </mtr>
    </mtable>
    <annotation encoding="StarMath 5.0">T( n) = 4(4T(n-4) + 3T( n-3 )+ log( n-2 )) newline
+3(4T(n-3)+3T(n-2)+log(n-1)) + log(n) </annotation>
  </semantics>
</math>
</file>

<file path=Object 2/content.xml><?xml version="1.0" encoding="utf-8"?>
<math xmlns="http://www.w3.org/1998/Math/MathML" display="block">
  <semantics>
    <mtable>
      <mtr>
        <mtd>
          <mrow>
            <mi>T</mi>
            <mrow>
              <mo fence="true" stretchy="false">(</mo>
              <mrow>
                <mi>n</mi>
              </mrow>
              <mo fence="true" stretchy="false">)</mo>
            </mrow>
            <mn>4</mn>
            <mi>T</mi>
            <mrow>
              <mrow>
                <mo fence="true" stretchy="false">(</mo>
                <mrow>
                  <mrow>
                    <mi>n</mi>
                    <mo stretchy="false">−</mo>
                    <mn>2</mn>
                  </mrow>
                </mrow>
                <mo fence="true" stretchy="false">)</mo>
              </mrow>
              <mo stretchy="false">+</mo>
              <mn>3</mn>
            </mrow>
            <mi>T</mi>
            <mrow>
              <mrow>
                <mo fence="true" stretchy="false">(</mo>
                <mrow>
                  <mrow>
                    <mi>n</mi>
                    <mo stretchy="false">−</mo>
                    <mn>1</mn>
                  </mrow>
                </mrow>
                <mo fence="true" stretchy="false">)</mo>
              </mrow>
              <mo stretchy="false">+</mo>
              <mi>log</mi>
            </mrow>
            <mrow>
              <mo fence="true" stretchy="false">(</mo>
              <mrow>
                <mi>n</mi>
              </mrow>
              <mo fence="true" stretchy="false">)</mo>
            </mrow>
          </mrow>
        </mtd>
      </mtr>
      <mtr>
        <mtd>
          <mrow>
            <mrow>
              <mo stretchy="false">+</mo>
              <mrow>
                <munderover>
                  <mo stretchy="false">∑</mo>
                  <mrow>
                    <mi>i</mi>
                    <mo stretchy="false">=</mo>
                    <mn>1</mn>
                  </mrow>
                  <mi>n</mi>
                </munderover>
                <msup>
                  <mn>4</mn>
                  <mi>i</mi>
                </msup>
              </mrow>
            </mrow>
            <mi>T</mi>
            <mrow>
              <mrow>
                <mo fence="true" stretchy="false">(</mo>
                <mrow>
                  <mrow>
                    <mi>n</mi>
                    <mo stretchy="false">−</mo>
                    <msup>
                      <mn>2</mn>
                      <mi>i</mi>
                    </msup>
                  </mrow>
                </mrow>
                <mo fence="true" stretchy="false">)</mo>
              </mrow>
              <mo stretchy="false">+</mo>
              <mrow>
                <munderover>
                  <mo stretchy="false">∑</mo>
                  <mrow>
                    <mi>i</mi>
                    <mo stretchy="false">=</mo>
                    <mn>1</mn>
                  </mrow>
                  <mi>n</mi>
                </munderover>
                <msup>
                  <mn>4</mn>
                  <mrow>
                    <mi>i</mi>
                    <mo stretchy="false">−</mo>
                    <mn>1</mn>
                  </mrow>
                </msup>
              </mrow>
            </mrow>
            <mn>3</mn>
            <mi>T</mi>
            <mrow>
              <mrow>
                <mo fence="true" stretchy="false">(</mo>
                <mrow>
                  <mrow>
                    <mi>n</mi>
                    <mo stretchy="false">−</mo>
                    <mn>1</mn>
                    <mo stretchy="false">−</mo>
                    <msup>
                      <mn>2</mn>
                      <mrow>
                        <mi>i</mi>
                        <mo stretchy="false">−</mo>
                        <mn>1</mn>
                      </mrow>
                    </msup>
                  </mrow>
                </mrow>
                <mo fence="true" stretchy="false">)</mo>
              </mrow>
              <mo stretchy="false">+</mo>
              <mrow>
                <munderover>
                  <mo stretchy="false">∑</mo>
                  <mrow>
                    <mi>i</mi>
                    <mo stretchy="false">=</mo>
                    <mn>1</mn>
                  </mrow>
                  <mi>n</mi>
                </munderover>
                <mi>log</mi>
              </mrow>
            </mrow>
            <mrow>
              <mo fence="true" stretchy="false">(</mo>
              <mrow>
                <mrow>
                  <mi>n</mi>
                  <mo stretchy="false">−</mo>
                  <msup>
                    <mn>2</mn>
                    <mi>i</mi>
                  </msup>
                </mrow>
              </mrow>
              <mo fence="true" stretchy="false">)</mo>
            </mrow>
          </mrow>
        </mtd>
      </mtr>
      <mtr>
        <mtd>
          <mrow>
            <mrow>
              <mo stretchy="false">+</mo>
              <mrow>
                <munderover>
                  <mo stretchy="false">∑</mo>
                  <mrow>
                    <mi>i</mi>
                    <mo stretchy="false">=</mo>
                    <mn>1</mn>
                  </mrow>
                  <mi>n</mi>
                </munderover>
                <msup>
                  <mn>4</mn>
                  <mi>i</mi>
                </msup>
              </mrow>
            </mrow>
            <mi>T</mi>
            <mrow>
              <mrow>
                <mo fence="true" stretchy="false">(</mo>
                <mrow>
                  <mrow>
                    <mi>n</mi>
                    <mo stretchy="false">−</mo>
                    <mi>i</mi>
                    <mo stretchy="false">−</mo>
                    <mn>1</mn>
                  </mrow>
                </mrow>
                <mo fence="true" stretchy="false">)</mo>
              </mrow>
              <mo stretchy="false">+</mo>
              <mrow>
                <munderover>
                  <mo stretchy="false">∑</mo>
                  <mrow>
                    <mi>i</mi>
                    <mo stretchy="false">=</mo>
                    <mn>1</mn>
                  </mrow>
                  <mi>n</mi>
                </munderover>
                <msup>
                  <mn>3</mn>
                  <mrow>
                    <mi>i</mi>
                    <mo stretchy="false">−</mo>
                    <mn>1</mn>
                  </mrow>
                </msup>
              </mrow>
            </mrow>
            <mn>3</mn>
            <mi>T</mi>
            <mrow>
              <mrow>
                <mo fence="true" stretchy="false">(</mo>
                <mrow>
                  <mrow>
                    <mi>n</mi>
                    <mo stretchy="false">−</mo>
                    <mi>i</mi>
                  </mrow>
                </mrow>
                <mo fence="true" stretchy="false">)</mo>
              </mrow>
              <mo stretchy="false">+</mo>
              <mrow>
                <munderover>
                  <mo stretchy="false">∑</mo>
                  <mrow>
                    <mi>i</mi>
                    <mo stretchy="false">=</mo>
                    <mn>1</mn>
                  </mrow>
                  <mi>n</mi>
                </munderover>
                <mi>log</mi>
              </mrow>
            </mrow>
            <mrow>
              <mo fence="true" stretchy="false">(</mo>
              <mrow>
                <mrow>
                  <mi>n</mi>
                  <mo stretchy="false">−</mo>
                  <mi>i</mi>
                </mrow>
              </mrow>
              <mo fence="true" stretchy="false">)</mo>
            </mrow>
          </mrow>
        </mtd>
      </mtr>
    </mtable>
    <annotation encoding="StarMath 5.0">T(n) 4T(n-2) + 3T(n-1) + log(n) newline + sum from{i=1} to{n} 4^{i}T( n-2^i )  +
sum from{i=1} to{n} 4^{i-1}3T(n-1-2^{i-1}) +sum from{i=1} to{n} log(n-2^i) newline + 
 sum from{i=1} to{n} 4^{i}T( n-i-1)  + sum from{i=1} to{n} 3^{i-1}3T(n-i) +sum from{i=1} to{n} log(n-i)</annotation>
  </semantics>
</math>
</file>

<file path=Object 3/content.xml><?xml version="1.0" encoding="utf-8"?>
<math xmlns="http://www.w3.org/1998/Math/MathML" display="block">
  <semantics>
    <mrow>
      <mi>T</mi>
      <mrow>
        <mrow>
          <mo fence="true" stretchy="false">(</mo>
          <mrow>
            <mi>k</mi>
          </mrow>
          <mo fence="true" stretchy="false">)</mo>
        </mrow>
        <mo stretchy="false">=</mo>
        <mi>A</mi>
      </mrow>
      <mrow>
        <msup>
          <mrow>
            <mo fence="true" stretchy="false">(</mo>
            <mrow>
              <mrow>
                <mn>2</mn>
                <mo stretchy="false">−</mo>
                <msqrt>
                  <mrow>
                    <mo fence="true" stretchy="false">(</mo>
                    <mrow>
                      <mn>10</mn>
                    </mrow>
                    <mo fence="true" stretchy="false">)</mo>
                  </mrow>
                </msqrt>
              </mrow>
            </mrow>
            <mo fence="true" stretchy="false">)</mo>
          </mrow>
          <mi>k</mi>
        </msup>
        <mo stretchy="false">+</mo>
        <mi>B</mi>
      </mrow>
      <mrow>
        <msup>
          <mrow>
            <mo fence="true" stretchy="false">(</mo>
            <mrow>
              <mrow>
                <mn>2</mn>
                <mo stretchy="false">−</mo>
                <msqrt>
                  <mrow>
                    <mo fence="true" stretchy="false">(</mo>
                    <mrow>
                      <mn>10</mn>
                    </mrow>
                    <mo fence="true" stretchy="false">)</mo>
                  </mrow>
                </msqrt>
              </mrow>
            </mrow>
            <mo fence="true" stretchy="false">)</mo>
          </mrow>
          <mi>k</mi>
        </msup>
        <mo stretchy="false">+</mo>
        <mi>log</mi>
      </mrow>
      <mrow>
        <mo fence="true" stretchy="false">(</mo>
        <mrow>
          <mi>k</mi>
        </mrow>
        <mo fence="true" stretchy="false">)</mo>
      </mrow>
    </mrow>
    <annotation encoding="StarMath 5.0">T( k) = A( 2-sqrt(10) )^k+ B( 2-sqrt(10) )^k +log( k )</annotation>
  </semantics>
</math>
</file>

<file path=Object 4/content.xml><?xml version="1.0" encoding="utf-8"?>
<math xmlns="http://www.w3.org/1998/Math/MathML" display="block">
  <semantics>
    <mrow>
      <mi>T</mi>
      <mrow>
        <mrow>
          <mo fence="true" stretchy="false">(</mo>
          <mrow>
            <mi>n</mi>
          </mrow>
          <mo fence="true" stretchy="false">)</mo>
        </mrow>
        <mo stretchy="false">=</mo>
        <mi>A</mi>
      </mrow>
      <mrow>
        <msup>
          <mrow>
            <mo fence="true" stretchy="false">(</mo>
            <mrow>
              <mrow>
                <mn>2</mn>
                <mo stretchy="false">−</mo>
                <msqrt>
                  <mrow>
                    <mo fence="true" stretchy="false">(</mo>
                    <mrow>
                      <mn>10</mn>
                    </mrow>
                    <mo fence="true" stretchy="false">)</mo>
                  </mrow>
                </msqrt>
              </mrow>
            </mrow>
            <mo fence="true" stretchy="false">)</mo>
          </mrow>
          <mrow>
            <msub>
              <mi>log</mi>
              <mn>2</mn>
            </msub>
            <mi>n</mi>
          </mrow>
        </msup>
        <mo stretchy="false">+</mo>
        <mi>B</mi>
      </mrow>
      <mrow>
        <msup>
          <mrow>
            <mo fence="true" stretchy="false">(</mo>
            <mrow>
              <mrow>
                <mn>2</mn>
                <mo stretchy="false">−</mo>
                <msqrt>
                  <mrow>
                    <mo fence="true" stretchy="false">(</mo>
                    <mrow>
                      <mn>10</mn>
                    </mrow>
                    <mo fence="true" stretchy="false">)</mo>
                  </mrow>
                </msqrt>
              </mrow>
            </mrow>
            <mo fence="true" stretchy="false">)</mo>
          </mrow>
          <mrow>
            <msub>
              <mi>log</mi>
              <mn>2</mn>
            </msub>
            <mi>n</mi>
          </mrow>
        </msup>
        <mo stretchy="false">+</mo>
        <mi>n</mi>
      </mrow>
    </mrow>
    <annotation encoding="StarMath 5.0">T( n) = A( 2-sqrt(10) )^{log_{2}n}+ B( 2-sqrt(10) )^{log_{2}n} + n</annotation>
  </semantics>
</math>
</file>

<file path=Object 5/content.xml><?xml version="1.0" encoding="utf-8"?>
<math xmlns="http://www.w3.org/1998/Math/MathML" display="block">
  <semantics>
    <mrow>
      <mi>T</mi>
      <mrow>
        <mrow>
          <mo fence="true" stretchy="false">(</mo>
          <mrow>
            <mi>n</mi>
          </mrow>
          <mo fence="true" stretchy="false">)</mo>
        </mrow>
        <mo stretchy="false">=</mo>
        <mi>A</mi>
      </mrow>
      <mrow>
        <msup>
          <mrow>
            <mo fence="true" stretchy="false">(</mo>
            <mrow>
              <mrow>
                <mo stretchy="false">−</mo>
                <mn>3.19</mn>
              </mrow>
            </mrow>
            <mo fence="true" stretchy="false">)</mo>
          </mrow>
          <mi>n</mi>
        </msup>
        <mo stretchy="false">+</mo>
        <mi>B</mi>
      </mrow>
      <mrow>
        <msup>
          <mrow>
            <mo fence="true" stretchy="false">(</mo>
            <mrow>
              <mn>0.05</mn>
            </mrow>
            <mo fence="true" stretchy="false">)</mo>
          </mrow>
          <mi>n</mi>
        </msup>
        <mo stretchy="false">+</mo>
        <mi>C</mi>
      </mrow>
      <msup>
        <mrow>
          <mo fence="true" stretchy="false">(</mo>
          <mrow>
            <mn>3.13</mn>
          </mrow>
          <mo fence="true" stretchy="false">)</mo>
        </mrow>
        <mi>n</mi>
      </msup>
    </mrow>
    <annotation encoding="StarMath 5.0">T(n) = A(-3.19)^n+B(0.05)^n+C(3.13)^n</annotation>
  </semantics>
</math>
</file>

<file path=Object 6/content.xml><?xml version="1.0" encoding="utf-8"?>
<math xmlns="http://www.w3.org/1998/Math/MathML" display="block">
  <semantics>
    <mrow>
      <mn>3</mn>
      <mo stretchy="false">=</mo>
      <mrow>
        <mi>A</mi>
        <mo stretchy="false">+</mo>
        <mi>B</mi>
        <mo stretchy="false">+</mo>
        <mi>C</mi>
      </mrow>
    </mrow>
    <annotation encoding="StarMath 5.0">3 = A + B + C
</annotation>
  </semantics>
</math>
</file>

<file path=Object 7/content.xml><?xml version="1.0" encoding="utf-8"?>
<math xmlns="http://www.w3.org/1998/Math/MathML" display="block">
  <semantics>
    <mrow>
      <mrow>
        <mn>4</mn>
        <mo stretchy="false">=</mo>
        <mrow>
          <mo stretchy="false">−</mo>
          <mn>3.19</mn>
        </mrow>
      </mrow>
      <mrow>
        <mi>A</mi>
        <mo stretchy="false">+</mo>
        <mn>0,05</mn>
      </mrow>
      <mrow>
        <mi>B</mi>
        <mo stretchy="false">+</mo>
        <mn>3,13</mn>
      </mrow>
      <mi>C</mi>
    </mrow>
    <annotation encoding="StarMath 5.0">4 = -3.19A+0,05B+3,13C</annotation>
  </semantics>
</math>
</file>

<file path=Object 8/content.xml><?xml version="1.0" encoding="utf-8"?>
<math xmlns="http://www.w3.org/1998/Math/MathML" display="block">
  <semantics>
    <mrow>
      <mrow>
        <mn>6</mn>
        <mo stretchy="false">=</mo>
        <mn>10,176</mn>
      </mrow>
      <mrow>
        <mi>A</mi>
        <mo stretchy="false">+</mo>
        <mn>0,0025</mn>
      </mrow>
      <mrow>
        <mi>B</mi>
        <mo stretchy="false">+</mo>
        <mn>93797</mn>
      </mrow>
      <mi>C</mi>
    </mrow>
    <annotation encoding="StarMath 5.0">6 = 10,176A +0,0025B+93797C</annotation>
  </semantics>
</math>
</file>

<file path=Object 9/content.xml><?xml version="1.0" encoding="utf-8"?>
<math xmlns="http://www.w3.org/1998/Math/MathML" display="block">
  <semantics>
    <mrow>
      <mi>T</mi>
      <mrow>
        <mrow>
          <mo fence="true" stretchy="false">(</mo>
          <mrow>
            <mi>n</mi>
          </mrow>
          <mo fence="true" stretchy="false">)</mo>
        </mrow>
        <mo stretchy="false">=</mo>
        <mrow>
          <mo stretchy="false">−</mo>
          <mn>0,305</mn>
        </mrow>
      </mrow>
      <mrow>
        <msup>
          <mrow>
            <mo fence="true" stretchy="false">(</mo>
            <mrow>
              <mrow>
                <mo stretchy="false">−</mo>
                <mn>3.19</mn>
              </mrow>
            </mrow>
            <mo fence="true" stretchy="false">)</mo>
          </mrow>
          <mi>n</mi>
        </msup>
        <mo stretchy="false">+</mo>
        <mn>2,376</mn>
      </mrow>
      <mrow>
        <msup>
          <mrow>
            <mo fence="true" stretchy="false">(</mo>
            <mrow>
              <mn>0.05</mn>
            </mrow>
            <mo fence="true" stretchy="false">)</mo>
          </mrow>
          <mi>n</mi>
        </msup>
        <mo stretchy="false">+</mo>
        <mn>0,929</mn>
      </mrow>
      <msup>
        <mrow>
          <mo fence="true" stretchy="false">(</mo>
          <mrow>
            <mn>3.13</mn>
          </mrow>
          <mo fence="true" stretchy="false">)</mo>
        </mrow>
        <mi>n</mi>
      </msup>
    </mrow>
    <annotation encoding="StarMath 5.0">T(n) = -0,305(-3.19)^n+2,376(0.05)^n+0,929(3.13)^n</annotation>
  </semantics>
</math>
</file>